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8a5a" officeooo:paragraph-rsid="000e8a5a"/>
    </style:style>
    <style:style style:name="P2" style:family="paragraph" style:parent-style-name="Standard">
      <style:paragraph-properties fo:text-align="center" style:justify-single-word="false"/>
      <style:text-properties officeooo:rsid="000e8a5a" officeooo:paragraph-rsid="000e8a5a"/>
    </style:style>
    <style:style style:name="P3" style:family="paragraph" style:parent-style-name="Standard">
      <style:paragraph-properties fo:text-align="start" style:justify-single-word="false"/>
      <style:text-properties officeooo:rsid="000e8a5a" officeooo:paragraph-rsid="000e8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екану факультета №8</text:p>
      <text:p text:style-name="P1">Крылову С.С.</text:p>
      <text:p text:style-name="P1">от студента группы 8О-408Б</text:p>
      <text:p text:style-name="P1">Забарина Никиты Игоревича</text:p>
      <text:p text:style-name="P2">Заявление</text:p>
      <text:p text:style-name="P3"><text:tab/>В связи с переводом с факультета ВМК МГУ прошу Вас перезачесть мне <text:s/>курсовую работу по курсу «Дискретная математика» на основании академической справки <text:s/>МГУ, а также с учетом выступлений на чемпионате мира по программирован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8:41:58.833377084</meta:creation-date>
    <meta:generator>LibreOffice/5.1.4.2$Linux_X86_64 LibreOffice_project/10m0$Build-2</meta:generator>
    <dc:date>2016-10-08T18:49:18.706268749</dc:date>
    <meta:editing-duration>PT7M20S</meta:editing-duration>
    <meta:editing-cycles>1</meta:editing-cycles>
    <meta:document-statistic meta:table-count="0" meta:image-count="0" meta:object-count="0" meta:page-count="1" meta:paragraph-count="6" meta:word-count="46" meta:character-count="319" meta:non-whitespace-character-count="276"/>
  </office:meta>
</office:document-meta>
</file>